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office:automatic-styles>
  <office:body>
    <office:text>
      <text:h text:style-name="Heading_20_1" text:outline-level="1">52º Green Drinks | Tecnologías para la sustentabilidad</text:h>
      <text:p text:style-name="First_20_paragraph">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text:p>
      <text:p text:style-name="Text_20_body">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text:p>
      <text:p text:style-name="Text_20_body">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 palabras</text:p>
      <text:p text:style-name="Text_20_body">Sobre estos temas vamos a estar hablando en este Green Drinks!</text:p>
      <text:h text:style-name="Heading_20_4" text:outline-level="4">El próximo miércoles 10 de abril, de 20:00 a 22:30 hs, tendrá lugar la 52° jornada de Green. El lugar de encuentro será <text:span text:style-name="T1">Chilli</text:span><text:span text:style-name="T2"> </text:span><text:span text:style-name="T3">Bar</text:span>, Fructuoso Rivera 273 Bº Güemes, bajo la temática “Tecnologías para la Sustentabilidad”.</text:h>
      <text:p text:style-name="First_20_paragraph">En esta oportunidad, estarán presentes Lucas Uema, Fundador de Bewee, Project Leader; y Gonzalo Quiroga Oliva, Project Manager; disertando sobre “Creando Bewee, Comunidad de alquiler de bicicletas comunitarias”; y también nos acompañará Jorge Passetti, Co-fundador de Ecodocta, Estudiante de filosofía, Ingeniería en Sistemas y Coaching Ontológico; quien disertará sobre la temática “Ecodocta: Tecnología para la Ecología sustentable”.</text:p>
      <text:p text:style-name="Text_20_body">**Las inscripciones pueden realizarse en <text:a xlink:type="simple" xlink:href="http://tic.eventbrite.com/" office:name=""><text:span text:style-name="Definition">LINK</text:span></text:a></text:p>
      <text:p text:style-name="Text_20_body">Por consultas: info@greendrinkscba.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